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e6caf" officeooo:paragraph-rsid="001e6caf"/>
    </style:style>
    <style:style style:name="P2" style:family="paragraph" style:parent-style-name="Standard">
      <style:text-properties officeooo:rsid="002c054d" officeooo:paragraph-rsid="002c054d"/>
    </style:style>
    <style:style style:name="P3" style:family="paragraph" style:parent-style-name="Standard">
      <style:text-properties officeooo:rsid="002c054d" officeooo:paragraph-rsid="0038ab67"/>
    </style:style>
    <style:style style:name="P4" style:family="paragraph" style:parent-style-name="Standard">
      <style:text-properties officeooo:rsid="002c054d" officeooo:paragraph-rsid="003c05c3"/>
    </style:style>
    <style:style style:name="P5" style:family="paragraph" style:parent-style-name="Standard">
      <style:text-properties officeooo:rsid="002c054d" officeooo:paragraph-rsid="003dc3a6"/>
    </style:style>
    <style:style style:name="P6" style:family="paragraph" style:parent-style-name="Standard">
      <style:text-properties officeooo:rsid="002c054d" officeooo:paragraph-rsid="00409d06"/>
    </style:style>
    <style:style style:name="P7" style:family="paragraph" style:parent-style-name="Standard">
      <style:text-properties officeooo:rsid="002c054d" officeooo:paragraph-rsid="00432a4c"/>
    </style:style>
    <style:style style:name="P8" style:family="paragraph" style:parent-style-name="Standard">
      <style:text-properties officeooo:rsid="002c054d" officeooo:paragraph-rsid="0043b164"/>
    </style:style>
    <style:style style:name="P9" style:family="paragraph" style:parent-style-name="Standard">
      <style:text-properties officeooo:rsid="0037b4ff" officeooo:paragraph-rsid="0037b4ff"/>
    </style:style>
    <style:style style:name="P10" style:family="paragraph" style:parent-style-name="Standard">
      <style:text-properties officeooo:rsid="0038ab67" officeooo:paragraph-rsid="0038ab67"/>
    </style:style>
    <style:style style:name="P11" style:family="paragraph" style:parent-style-name="Standard">
      <style:text-properties officeooo:rsid="004bf57c" officeooo:paragraph-rsid="004bf57c"/>
    </style:style>
    <style:style style:name="P12" style:family="paragraph" style:parent-style-name="Standard">
      <style:text-properties officeooo:rsid="004f882b" officeooo:paragraph-rsid="004f882b"/>
    </style:style>
    <style:style style:name="P13" style:family="paragraph" style:parent-style-name="Standard">
      <style:text-properties officeooo:rsid="004f882b" officeooo:paragraph-rsid="004fcfe3"/>
    </style:style>
    <style:style style:name="P14" style:family="paragraph" style:parent-style-name="Standard">
      <style:text-properties officeooo:rsid="004f882b" officeooo:paragraph-rsid="0051325f"/>
    </style:style>
    <style:style style:name="P15" style:family="paragraph" style:parent-style-name="Standard">
      <style:text-properties officeooo:rsid="003b3292" officeooo:paragraph-rsid="003dc3a6"/>
    </style:style>
    <style:style style:name="P16" style:family="paragraph" style:parent-style-name="Standard">
      <style:text-properties officeooo:rsid="00409d06" officeooo:paragraph-rsid="0042924a"/>
    </style:style>
    <style:style style:name="P17" style:family="paragraph" style:parent-style-name="Standard">
      <style:text-properties officeooo:rsid="00409d06" officeooo:paragraph-rsid="00432a4c"/>
    </style:style>
    <style:style style:name="T1" style:family="text">
      <style:text-properties officeooo:rsid="001e7b4e"/>
    </style:style>
    <style:style style:name="T2" style:family="text">
      <style:text-properties officeooo:rsid="0025a258"/>
    </style:style>
    <style:style style:name="T3" style:family="text">
      <style:text-properties officeooo:rsid="0028e697"/>
    </style:style>
    <style:style style:name="T4" style:family="text">
      <style:text-properties officeooo:rsid="002aa147"/>
    </style:style>
    <style:style style:name="T5" style:family="text">
      <style:text-properties officeooo:rsid="002b60d3"/>
    </style:style>
    <style:style style:name="T6" style:family="text">
      <style:text-properties officeooo:rsid="002c94e0"/>
    </style:style>
    <style:style style:name="T7" style:family="text">
      <style:text-properties officeooo:rsid="002e8d52"/>
    </style:style>
    <style:style style:name="T8" style:family="text">
      <style:text-properties officeooo:rsid="0031597a"/>
    </style:style>
    <style:style style:name="T9" style:family="text">
      <style:text-properties officeooo:rsid="0033e933"/>
    </style:style>
    <style:style style:name="T10" style:family="text">
      <style:text-properties officeooo:rsid="0038ab67"/>
    </style:style>
    <style:style style:name="T11" style:family="text">
      <style:text-properties officeooo:rsid="0039086d"/>
    </style:style>
    <style:style style:name="T12" style:family="text">
      <style:text-properties officeooo:rsid="003ac3d0"/>
    </style:style>
    <style:style style:name="T13" style:family="text">
      <style:text-properties officeooo:rsid="003b3292"/>
    </style:style>
    <style:style style:name="T14" style:family="text">
      <style:text-properties officeooo:rsid="003e1812"/>
    </style:style>
    <style:style style:name="T15" style:family="text">
      <style:text-properties officeooo:rsid="003f134d"/>
    </style:style>
    <style:style style:name="T16" style:family="text">
      <style:text-properties officeooo:rsid="00409d06"/>
    </style:style>
    <style:style style:name="T17" style:family="text">
      <style:text-properties officeooo:rsid="0043741a"/>
    </style:style>
    <style:style style:name="T18" style:family="text">
      <style:text-properties officeooo:rsid="0043b164"/>
    </style:style>
    <style:style style:name="T19" style:family="text">
      <style:text-properties officeooo:rsid="0044c35e"/>
    </style:style>
    <style:style style:name="T20" style:family="text">
      <style:text-properties officeooo:rsid="0046a700"/>
    </style:style>
    <style:style style:name="T21" style:family="text">
      <style:text-properties officeooo:rsid="0047e74f"/>
    </style:style>
    <style:style style:name="T22" style:family="text">
      <style:text-properties officeooo:rsid="0049a198"/>
    </style:style>
    <style:style style:name="T23" style:family="text">
      <style:text-properties officeooo:rsid="004dfe97"/>
    </style:style>
    <style:style style:name="T24" style:family="text">
      <style:text-properties officeooo:rsid="004fcfe3"/>
    </style:style>
    <style:style style:name="T25" style:family="text">
      <style:text-properties officeooo:rsid="0051325f"/>
    </style:style>
    <style:style style:name="T26" style:family="text">
      <style:text-properties officeooo:rsid="0052534b"/>
    </style:style>
    <style:style style:name="T27" style:family="text">
      <style:text-properties officeooo:rsid="0053e6e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duktion</text:p>
      <text:p text:style-name="P1">---------------------------------Grundlagen der Produktionswirtschaft-----------------------------------------</text:p>
      <text:p text:style-name="P1">→ <text:span text:style-name="T1">Der produktivitätsorientierter Ansatz von Erich Gutenberg</text:span></text:p>
      <text:p text:style-name="P1"><text:tab/>→<text:span text:style-name="T1"> auch faktorenanalytischer Ansatz</text:span></text:p>
      <text:p text:style-name="P1">→<text:span text:style-name="T2"> Fokus: Produktivitätsbeziehung zwischen Faktoreinsatz und Faktorertrag.</text:span></text:p>
      <text:p text:style-name="P1"><text:tab/>→<text:span text:style-name="T2"> Arbeitsleistung des Menschen und technische Einrichtungen die als Produktionsfaktoren</text:span></text:p>
      <text:p text:style-name="P1"><text:tab/><text:tab/><text:span text:style-name="T2">im Verhältnis zur Produktmenge stehen. (Produktmenge = Menge der erstellten </text:span></text:p>
      <text:p text:style-name="P1"><text:tab/><text:tab/><text:span text:style-name="T2">Güter oder erbrachte Dienstleistungen).</text:span></text:p>
      <text:p text:style-name="P1"/>
      <text:p text:style-name="P1">→<text:span text:style-name="T2"> Produktionsfaktoren:</text:span></text:p>
      <text:p text:style-name="P1"><text:tab/>→<text:span text:style-name="T2"> Menschliche Arbeit: Objektbezogene Arbeit, Geschäfts- Betriebsleitung, Planung, </text:span></text:p>
      <text:p text:style-name="P1"><text:tab/><text:tab/><text:span text:style-name="T2">Organisation, Kontrolle.</text:span></text:p>
      <text:p text:style-name="P1"><text:tab/>→<text:span text:style-name="T2"> Betriebsmittel: Maschinen, Werkzeuge, Gebäude, Grundstücke aber auch Betriebsstoffe</text:span></text:p>
      <text:p text:style-name="P1"><text:tab/><text:tab/><text:span text:style-name="T2">wie: Kühlmittel, Schmieröl, Strom usw.</text:span></text:p>
      <text:p text:style-name="P1"><text:tab/>→<text:span text:style-name="T2"> Werkstoffe: Rohstoffe, Klebstoffe, Halbfabrikate.</text:span></text:p>
      <text:p text:style-name="P1"><text:tab/></text:p>
      <text:p text:style-name="P1"><text:tab/>→<text:span text:style-name="T3"> Dispositive Faktoren (Management des Unternehmens: Menschliche Arbeit außer </text:span></text:p>
      <text:p text:style-name="P1"><text:tab/><text:tab/><text:span text:style-name="T3">Objektbezogene Arbeit.</text:span></text:p>
      <text:p text:style-name="P1"><text:tab/>→<text:span text:style-name="T3"> Elementarfaktoren: Betriebsmittel, Werkstoffe und objektbezogene Arbeit.</text:span></text:p>
      <text:p text:style-name="P1"><text:tab/><text:tab/>→<text:span text:style-name="T4"> Unmittelbare Beziehung zum Produktionsobjekt. </text:span></text:p>
      <text:p text:style-name="P1"><text:tab/>→<text:span text:style-name="T5"> Verbrauchsfaktoren: Betriebsstoffe und Werkstoffe.</text:span></text:p>
      <text:p text:style-name="P1"><text:tab/><text:tab/>→<text:span text:style-name="T5"> Gehen in Produktion mit ein (Werkstoffe) oder unter (Betriebsstoffe)</text:span></text:p>
      <text:p text:style-name="P1"><text:tab/><text:tab/>→<text:span text:style-name="T5"> Potentialfaktoren: Alle anderen.</text:span></text:p>
      <text:p text:style-name="P1"/>
      <text:p text:style-name="P2">→ Produktionsprogrammplanung </text:p>
      <text:p text:style-name="P2"><text:tab/>→ <text:span text:style-name="T6">Festlegung: Welche Produkte in welchen Mengen sollen, in einem bestimmten Zeitraum,</text:span></text:p>
      <text:p text:style-name="P2"><text:tab/><text:tab/><text:span text:style-name="T6">hergestellt werden.</text:span></text:p>
      <text:p text:style-name="P2"><text:tab/>→<text:span text:style-name="T6"> Zentrale Bedeutung für betriebliche Leistung.</text:span></text:p>
      <text:p text:style-name="P2"><text:tab/>→<text:span text:style-name="T7"> Wichtige Schnittstelle zum Absatzbereich. </text:span></text:p>
      <text:p text:style-name="P2"><text:tab/><text:tab/>→<text:span text:style-name="T7"> Nur Produkte herstellen, die auch abgesetzt werden können.</text:span></text:p>
      <text:p text:style-name="P2"><text:tab/>→<text:span text:style-name="T7"> Bestandteile des Produktionsprogramms</text:span></text:p>
      <text:p text:style-name="P2"><text:tab/><text:tab/>→<text:span text:style-name="T7"> Programmbreite: Anzahl der unterschiedlichen Produktarten.</text:span></text:p>
      <text:p text:style-name="P2"><text:tab/><text:tab/>→<text:span text:style-name="T7"> Programmtiefe: Anzahl der Varianten eines Produktes.</text:span></text:p>
      <text:p text:style-name="P2"><text:tab/><text:tab/>→<text:span text:style-name="T7"> Fertigungstiefe: Anteil an der Wertschöpfung die ein Unternehmen, für ein <text:tab/><text:tab/><text:tab/><text:tab/>bestimmtes Produkt oder Variante, übernehmen möchte.</text:span></text:p>
      <text:p text:style-name="P2"><text:tab/><text:tab/><text:tab/><text:span text:style-name="T8">Also: Anteil der Eigenfertigung ist hoch, daher mehr Wertschöpfung.</text:span></text:p>
      <text:p text:style-name="P2"/>
      <text:p text:style-name="P9">-----------------------------Produktionsverfahren und Kundenintegration------------------------------------</text:p>
      <text:p text:style-name="P3">→<text:span text:style-name="T9"> Wie Kann ein Produkt am Kostengünstigsten und am besten hergestellt werden.</text:span></text:p>
      <text:p text:style-name="P10">→ Unterscheidung des Produktionsverfahrens nach verschiedenen Kriterien.</text:p>
      <text:p text:style-name="P2"><text:tab/>→<text:span text:style-name="T9"> Fertigungstypen (Produktionsprozess)</text:span></text:p>
      <text:p text:style-name="P2"><text:tab/><text:tab/>→<text:span text:style-name="T9"> Anzahl der gefertigten Produkten.</text:span></text:p>
      <text:p text:style-name="P2"><text:tab/><text:tab/><text:tab/>→<text:span text:style-name="T11"> Einfachproduktion: Einmalige Herstellung eines Produktes.</text:span></text:p>
      <text:p text:style-name="P2"><text:tab/><text:tab/><text:tab/><text:tab/><text:span text:style-name="T12">Z.B. Maßanzug. </text:span></text:p>
      <text:p text:style-name="P2"><text:tab/><text:tab/><text:tab/>→<text:span text:style-name="T11"> Mehrfachproduktion: Sortenproduktion, Serienproduktion, <text:tab/><text:tab/><text:tab/><text:tab/><text:tab/><text:tab/>Massenproduktion.</text:span></text:p>
      <text:p text:style-name="P2"><text:tab/><text:tab/>→<text:span text:style-name="T10"> Organisationsprinzip.</text:span></text:p>
      <text:p text:style-name="P2"><text:s/><text:tab/><text:tab/><text:tab/>→<text:span text:style-name="T13"> Werkstattfertigung </text:span></text:p>
      <text:p text:style-name="P2"><text:tab/><text:tab/><text:tab/>→<text:span text:style-name="T13"> Fließfertigung </text:span></text:p>
      <text:p text:style-name="P2"/>
      <text:p text:style-name="P2">→<text:span text:style-name="T13"> Mehrfachproduktion</text:span></text:p>
      <text:p text:style-name="P2"><text:tab/>→<text:span text:style-name="T13"> Begriffe:</text:span></text:p>
      <text:p text:style-name="P4"><text:soft-page-break/><text:tab/><text:tab/>→<text:span text:style-name="T13"> Fertigungslos: Menge an Güter die ohne Unterbrechung, auf einer Maschine,</text:span></text:p>
      <text:p text:style-name="P15"><text:tab/><text:tab/><text:tab/>hergestellt werden.</text:p>
      <text:p text:style-name="P15"><text:tab/><text:tab/>→ Umrüstkosten: Kosten die durch einen Loswechsel anfallen z.B.: Wechsel von</text:p>
      <text:p text:style-name="P15"><text:tab/><text:tab/><text:tab/>Werkzeugen, Reinigung der Maschinen, Produktionsausfall durch </text:p>
      <text:p text:style-name="P5"><text:tab/><text:tab/><text:tab/><text:span text:style-name="T14">Loswechsel.</text:span></text:p>
      <text:p text:style-name="P6"><text:tab/><text:tab/></text:p>
      <text:p text:style-name="P6"><text:tab/><text:tab/><text:tab/>→ <text:span text:style-name="T16">Sortenproduktion: </text:span></text:p>
      <text:p text:style-name="P5"><text:tab/><text:tab/><text:tab/><text:tab/>→<text:span text:style-name="T15"> nur geringfügig abweichende Produkte</text:span></text:p>
      <text:p text:style-name="P5"><text:tab/><text:tab/><text:tab/><text:tab/>→<text:span text:style-name="T15"> Beanspruchung der selben Betriebsmittel </text:span></text:p>
      <text:p text:style-name="P5"><text:tab/><text:tab/><text:tab/><text:tab/><text:tab/>→<text:span text:style-name="T16"> Geringe Umrüstkosten.</text:span></text:p>
      <text:p text:style-name="P5"><text:tab/><text:tab/><text:tab/></text:p>
      <text:p text:style-name="P6"><text:tab/><text:tab/><text:tab/>→<text:span text:style-name="T16"> Serienfertigung:</text:span></text:p>
      <text:p text:style-name="P16"><text:tab/><text:tab/><text:tab/><text:tab/>→ Produkte aus mehreren Einzelteilen zusammengesetzt.</text:p>
      <text:p text:style-name="P16"><text:tab/><text:tab/><text:tab/><text:tab/>→ Umfangreiche Umrüstkosten für Serienwechsel.</text:p>
      <text:p text:style-name="P17"><text:tab/><text:tab/><text:tab/><text:tab/><text:tab/>→ Planung der Fertigungslosgröße ( viele Umrüstvorgänge</text:p>
      <text:p text:style-name="P17"><text:tab/><text:tab/><text:tab/><text:tab/><text:tab/><text:tab/>also viele Loswechsel ).</text:p>
      <text:p text:style-name="P7"/>
      <text:p text:style-name="P7"><text:tab/><text:tab/><text:tab/>→<text:span text:style-name="T17"> Massenproduktion</text:span></text:p>
      <text:p text:style-name="P7"><text:tab/><text:tab/><text:tab/><text:tab/>→<text:span text:style-name="T17"> Herstellung eines Produktes in Unbegrenzter Menge in einem</text:span></text:p>
      <text:p text:style-name="P7"><text:tab/><text:tab/><text:tab/><text:tab/><text:tab/><text:span text:style-name="T17">unbegrenztem Zeitraum für einen anonymen Markt.</text:span></text:p>
      <text:p text:style-name="P7"><text:tab/><text:tab/><text:tab/><text:tab/><text:tab/><text:span text:style-name="T17">Z.B.: Schrauben</text:span></text:p>
      <text:p text:style-name="P7"><text:tab/><text:tab/><text:tab/><text:tab/>→<text:span text:style-name="T18"> keine Losgrößenplanung.</text:span></text:p>
      <text:p text:style-name="P7"><text:tab/><text:tab/><text:tab/><text:tab/>→<text:span text:style-name="T18"> Niedrige Stückkosten.</text:span></text:p>
      <text:p text:style-name="P15"><text:tab/><text:tab/><text:tab/><text:tab/><text:tab/><text:tab/> </text:p>
      <text:p text:style-name="P8">→<text:span text:style-name="T10"> Organisationsprinzip.</text:span></text:p>
      <text:p text:style-name="P8"><text:s/><text:tab/>→<text:span text:style-name="T13"> Werkstattfertigung </text:span></text:p>
      <text:p text:style-name="P8"><text:tab/><text:tab/>→<text:span text:style-name="T21"> Organisation der einzelnen Produktionsbereiche entsprechend der zu <text:tab/><text:tab/><text:tab/><text:tab/><text:tab/>verrichtenden Tätigkeiten. Z.B. Bereiche: Stanzen, Bohren, Fräsen.</text:span></text:p>
      <text:p text:style-name="P8"><text:tab/><text:tab/><text:tab/>→<text:span text:style-name="T22"> Heißt auch Verichtungsprinzip.</text:span></text:p>
      <text:p text:style-name="P8"><text:tab/><text:tab/><text:tab/>→<text:span text:style-name="T22"> Dadurch unterschiedliche Bearbeitungsreihenfolge möglich.</text:span></text:p>
      <text:p text:style-name="P8"/>
      <text:p text:style-name="P8"><text:tab/>→<text:span text:style-name="T13"> Fließfertigung </text:span></text:p>
      <text:p text:style-name="P8"><text:tab/><text:tab/>→<text:span text:style-name="T19"> Anordnung aller notwendigen Arbeitsplätze in der richtigen Reihenfolge, damit </text:span></text:p>
      <text:p text:style-name="P8"><text:tab/><text:tab/><text:tab/><text:span text:style-name="T19">auch die Arbeitsgänge in der richtigen Reihenfolge getätigt werden, um </text:span></text:p>
      <text:p text:style-name="P8"><text:tab/><text:tab/><text:tab/><text:span text:style-name="T19">ein Produkt herzustellen (Objektprinzip).</text:span></text:p>
      <text:p text:style-name="P8"><text:tab/><text:tab/>→<text:span text:style-name="T20"> Meist für: Sorten-, Serien- und Massenproduktion.</text:span></text:p>
      <text:p text:style-name="P8"/>
      <text:p text:style-name="P8"><text:tab/>→<text:span text:style-name="T23"> Fließfertigung: homogene Fertigung.</text:span></text:p>
      <text:p text:style-name="P8"><text:tab/>→<text:span text:style-name="T23"> Werkstattfertigung: individueller auf Kunden Abgestimmt.</text:span></text:p>
      <text:p text:style-name="P11"/>
      <text:p text:style-name="P12">→ Berücksichtigung individueller Kundenwünsche</text:p>
      <text:p text:style-name="P13"><text:tab/>→ <text:span text:style-name="T24">Zunehmende Nachfrage nach individuellen und kostengünstigen Produkten.</text:span></text:p>
      <text:p text:style-name="P13"><text:tab/><text:tab/>→<text:span text:style-name="T24"> möglich durch Integration des Kunden in den Produktionsprozess.</text:span></text:p>
      <text:p text:style-name="P14"><text:tab/><text:tab/><text:tab/>→<text:span text:style-name="T25">wird auch Mass Customization genannt.</text:span></text:p>
      <text:p text:style-name="P14"><text:tab/><text:tab/><text:tab/>→<text:span text:style-name="T26"> Nachteil: Man kann nicht so viele verschiedene Varianten Produzieren,</text:span></text:p>
      <text:p text:style-name="P14"><text:tab/><text:tab/><text:tab/><text:tab/><text:span text:style-name="T26">da zu viele Kosten aufkommen.</text:span></text:p>
      <text:p text:style-name="P14"><text:tab/><text:tab/><text:tab/><text:tab/>→<text:span text:style-name="T26"> Vielleicht wird eine bestimmte Variante nie nachgefragt.</text:span></text:p>
      <text:p text:style-name="P14"/>
      <text:p text:style-name="P14"><text:span text:style-name="T25"><text:tab/><text:tab/> </text:span><text:tab/><text:tab/><text:tab/>→<text:span text:style-name="T26"> Lösung ist Mass Customization.</text:span></text:p>
      <text:p text:style-name="P14"><text:tab/>→<text:span text:style-name="T26"> Mass Customization: Kunden individuelle Erstellung von Leistung mit den Mitteln der</text:span></text:p>
      <text:p text:style-name="P14"><text:tab/><text:tab/><text:span text:style-name="T26">Massenproduktion.</text:span></text:p>
      <text:p text:style-name="P14"><text:tab/><text:tab/>→<text:span text:style-name="T27"> Modularer Produktion</text:span></text:p>
      <text:p text:style-name="P14"><text:soft-page-break/><text:tab/><text:tab/><text:tab/>→<text:span text:style-name="T27"> Angebot vorgegebener Grundprodukte (Module) mit wählbaren </text:span></text:p>
      <text:p text:style-name="P14"><text:tab/><text:tab/><text:tab/><text:tab/><text:span text:style-name="T27">Variationen.</text:span></text:p>
      <text:p text:style-name="P14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2T16:18:08.152352211</meta:creation-date>
    <meta:generator>LibreOffice/6.0.7.3$Linux_X86_64 LibreOffice_project/00m0$Build-3</meta:generator>
    <dc:date>2019-11-06T15:25:41.220820820</dc:date>
    <meta:editing-duration>PT3H41M43S</meta:editing-duration>
    <meta:editing-cycles>51</meta:editing-cycles>
    <meta:document-statistic meta:table-count="0" meta:image-count="0" meta:object-count="0" meta:page-count="3" meta:paragraph-count="94" meta:word-count="497" meta:character-count="4578" meta:non-whitespace-character-count="3930"/>
  </office:meta>
</office:document-meta>
</file>